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 style:list-style-name="WWNum1">
      <style:paragraph-properties fo:margin-left="0.5in" fo:margin-right="0in" fo:line-height="150%" fo:text-align="justify" style:justify-single-word="false" fo:text-indent="-0.25in" style:auto-text-indent="false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5" style:family="paragraph" style:parent-style-name="Standard" style:master-page-name="Standard">
      <style:paragraph-properties fo:line-height="150%" fo:text-align="justify" style:justify-single-word="false" style:page-number="1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<text:span text:style-name="T1">Gustavo Henrique Pinto, 6º DSM, FATEC Araras</text:span></text:p>
      <text:p text:style-name="P1"/>
      <text:p text:style-name="P2"><text:span text:style-name="T2">Artigo: An Empirical Study on the Ability Relationships Between Programming and Testing</text:span></text:p>
      <text:p text:style-name="P1"/>
      <text:p text:style-name="P2"><text:span text:style-name="T2">Quais as perguntas elaboradas no artigo ?</text:span></text:p>
      <text:p text:style-name="P1"/>
      <text:p text:style-name="P2"><text:span text:style-name="T1">Durante o desenvolvimento do artigo seus autores elaboram algumas perguntas e suposições sobre a relação entre a relação entre programação e teste de software, com os principais questionamentos sendo:</text:span></text:p>
      <text:p text:style-name="P1"/>
      <text:list xml:id="list3019753039" text:style-name="WWNum1">
        <text:list-item>
          <text:p text:style-name="P3"><text:span text:style-name="T1">As habilidades de programação e teste de software estão ligadas?</text:span></text:p>
        </text:list-item>
        <text:list-item>
          <text:p text:style-name="P3"><text:span text:style-name="T1">O que um desenvolvedor com habilidade medianas faz de melhor e pior quando está escrevendo testes automatizados?</text:span></text:p>
        </text:list-item>
        <text:list-item>
          <text:p text:style-name="P3"><text:span text:style-name="T1">Qual habilidade tem maior influência sobre a habilidade de testar software?</text:span></text:p>
        </text:list-item>
      </text:list>
      <text:p text:style-name="P1"/>
      <text:p text:style-name="P2"><text:span text:style-name="T2">Quais as conclusões e/ou propostas para as perguntas realizadas ?</text:span></text:p>
      <text:p text:style-name="P1"/>
      <text:p text:style-name="P2"><text:span text:style-name="T1">Com base nos questionamentos levantados durante o artigo, e expostos anteriormente, os autores do mesmo chegaram às seguintes conclusões para cada pergunta:</text:span></text:p>
      <text:p text:style-name="P1"/>
      <text:list xml:id="list31812104118754" text:continue-numbering="true" text:style-name="WWNum1">
        <text:list-item>
          <text:p text:style-name="P3"><text:span text:style-name="T1">As habilidades de programação e teste de software estão ligadas?</text:span></text:p>
        </text:list-item>
      </text:list>
      <text:p text:style-name="P2"><text:span text:style-name="T1"><text:tab/>Os dados coletados durante o estudo não mostraram grandes correlações entre a habilidade de codificação e a habilidade de teste dos desenvolvedores estudados</text:span></text:p>
      <text:p text:style-name="P1"/>
      <text:list xml:id="list31810868184457" text:continue-numbering="true" text:style-name="WWNum1">
        <text:list-item>
          <text:p text:style-name="P3"><text:span text:style-name="T1">O que um desenvolvedor com habilidade medianas faz de melhor e pior quando está escrevendo testes automatizados?</text:span></text:p>
        </text:list-item>
      </text:list>
      <text:p text:style-name="P2"><text:span text:style-name="T1"><text:tab/>O estudo concluiu que os desenvolvedores com habilidades e conhecimento medianos têm uma boa desenvoltura com a codificação de aplicações, porém estes tendem a ter menos habilidade com a escrita de testes automatizados, com esses sendo pouco eficientes e tendo muito baixa cobertura em relação ao todo de código produzido.</text:span></text:p>
      <text:p text:style-name="P1"/>
      <text:list xml:id="list31811632552526" text:continue-numbering="true" text:style-name="WWNum1">
        <text:list-item>
          <text:p text:style-name="P3"><text:span text:style-name="T1">Qual habilidade tem maior influência sobre a habilidade de testar software?</text:span></text:p>
        </text:list-item>
      </text:list>
      <text:p text:style-name="P4"><text:span text:style-name="T1">A habilidade que tem a maior influência sobre o desenvolvimento de testes de software é o conhecimento sobre fundamentos de testagem.</text:span></text:p>
      <text:p text:style-name="P1"><text:soft-page-break/></text:p>
      <text:p text:style-name="P1"/>
      <text:p text:style-name="P2"><text:span text:style-name="T2">O que você achou das conclusões do artigo ?</text:span></text:p>
      <text:p text:style-name="P1"/>
      <text:p text:style-name="P2"><text:span text:style-name="T1">As conclusões do artigo se mostram surpreendentes, pois no contexto de desenvolvimento de software especula-se muito que os melhores desenvolvedores sempre serão os melhores </text:span><text:span text:style-name="T3">testers</text:span><text:span text:style-name="T1">, algo que essas conclusões demonstram não ser verdade em muitos casos, já que não existe uma correlação direta e evidente entre a habilidade de codificação de uma pessoa desenvolvedora e sua habilidade de testagem e de escrita de testes automatizados.</text:span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7" meta:word-count="337" meta:character-count="2191" meta:non-whitespace-character-count="1875"/>
    <meta:generator>LibreOfficeDev/6.0.5.2$Linux_X86_64 LibreOffice_project/</meta:generator>
  </office:meta>
</office:document-meta>
</file>